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0ea7</text:p>
          </table:table-cell>
          <table:table-cell office:value-type="string" calcext:value-type="string">
            <text:p>Base</text:p>
          </table:table-cell>
          <table:table-cell table:style-name="Default"/>
          <table:table-cell table:number-columns-repeated="1021"/>
        </table:table-row>
        <table:table-row table:style-name="ro1">
          <table:table-cell table:formula="of:=HEX2DEC([.A1])" office:value-type="float" office:value="3751" calcext:value-type="float">
            <text:p>3751</text:p>
          </table:table-cell>
          <table:table-cell office:value-type="string" calcext:value-type="string">
            <text:p>Above in decimal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Addr</text:p>
          </table:table-cell>
          <table:table-cell table:style-name="ce2" office:value-type="string" calcext:value-type="string">
            <text:p>Value (Hex)</text:p>
          </table:table-cell>
          <table:table-cell table:style-name="ce2"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formula="of:=DEC2HEX([.A$2]+4*[.A5])" office:value-type="string" office:string-value="EA7" calcext:value-type="string">
            <text:p>EA7</text:p>
          </table:table-cell>
          <table:table-cell office:value-type="string" calcext:value-type="string">
            <text:p>0000008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A$2]+4*[.A6])" office:value-type="string" office:string-value="EAB" calcext:value-type="string">
            <text:p>EAB</text:p>
          </table:table-cell>
          <table:table-cell office:value-type="string" calcext:value-type="string">
            <text:p>000000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$2]+4*[.A7])" office:value-type="string" office:string-value="EAF" calcext:value-type="string">
            <text:p>EAF</text:p>
          </table:table-cell>
          <table:table-cell office:value-type="string" calcext:value-type="string">
            <text:p>0000000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A$2]+4*[.A8])" office:value-type="string" office:string-value="EB3" calcext:value-type="string">
            <text:p>EB3</text:p>
          </table:table-cell>
          <table:table-cell office:value-type="string" calcext:value-type="string">
            <text:p>0000000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$2]+4*[.A9])" office:value-type="string" office:string-value="EB7" calcext:value-type="string">
            <text:p>EB7</text:p>
          </table:table-cell>
          <table:table-cell office:value-type="string" calcext:value-type="string">
            <text:p>00000003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A$2]+4*[.A10])" office:value-type="string" office:string-value="EBB" calcext:value-type="string">
            <text:p>EBB</text:p>
          </table:table-cell>
          <table:table-cell office:value-type="string" calcext:value-type="string">
            <text:p>00000004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$2]+4*[.A11])" office:value-type="string" office:string-value="EBF" calcext:value-type="string">
            <text:p>EBF</text:p>
          </table:table-cell>
          <table:table-cell office:value-type="string" calcext:value-type="string">
            <text:p>00000005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A$2]+4*[.A12])" office:value-type="string" office:string-value="EC3" calcext:value-type="string">
            <text:p>EC3</text:p>
          </table:table-cell>
          <table:table-cell office:value-type="string" calcext:value-type="string">
            <text:p>00000006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$2]+4*[.A13])" office:value-type="string" office:string-value="EC7" calcext:value-type="string">
            <text:p>EC7</text:p>
          </table:table-cell>
          <table:table-cell office:value-type="string" calcext:value-type="string">
            <text:p>00000007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$2]+4*[.A14])" office:value-type="string" office:string-value="ECB" calcext:value-type="string">
            <text:p>ECB</text:p>
          </table:table-cell>
          <table:table-cell office:value-type="string" calcext:value-type="string">
            <text:p>00000008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$2]+4*[.A15])" office:value-type="string" office:string-value="ECF" calcext:value-type="string">
            <text:p>ECF</text:p>
          </table:table-cell>
          <table:table-cell office:value-type="string" calcext:value-type="string">
            <text:p>00000009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$2]+4*[.A16])" office:value-type="string" office:string-value="ED3" calcext:value-type="string">
            <text:p>ED3</text:p>
          </table:table-cell>
          <table:table-cell office:value-type="string" calcext:value-type="string">
            <text:p>00000010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$2]+4*[.A17])" office:value-type="string" office:string-value="ED7" calcext:value-type="string">
            <text:p>ED7</text:p>
          </table:table-cell>
          <table:table-cell office:value-type="string" calcext:value-type="string">
            <text:p>00000011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$2]+4*[.A18])" office:value-type="string" office:string-value="EDB" calcext:value-type="string">
            <text:p>EDB</text:p>
          </table:table-cell>
          <table:table-cell office:value-type="string" calcext:value-type="string">
            <text:p>0000001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$2]+4*[.A19])" office:value-type="string" office:string-value="EDF" calcext:value-type="string">
            <text:p>EDF</text:p>
          </table:table-cell>
          <table:table-cell office:value-type="string" calcext:value-type="string">
            <text:p>00000013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A$2]+4*[.A20])" office:value-type="string" office:string-value="EE3" calcext:value-type="string">
            <text:p>EE3</text:p>
          </table:table-cell>
          <table:table-cell office:value-type="string" calcext:value-type="string">
            <text:p>00000014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A$2]+4*[.A21])" office:value-type="string" office:string-value="EE7" calcext:value-type="string">
            <text:p>EE7</text:p>
          </table:table-cell>
          <table:table-cell office:value-type="string" calcext:value-type="string">
            <text:p>0000008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A$2]+4*[.A22])" office:value-type="string" office:string-value="EEB" calcext:value-type="string">
            <text:p>EEB</text:p>
          </table:table-cell>
          <table:table-cell office:value-type="string" calcext:value-type="string">
            <text:p>0000000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A$2]+4*[.A23])" office:value-type="string" office:string-value="EEF" calcext:value-type="string">
            <text:p>EEF</text:p>
          </table:table-cell>
          <table:table-cell office:value-type="string" calcext:value-type="string">
            <text:p>00500000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A$2]+4*[.A24])" office:value-type="string" office:string-value="EF3" calcext:value-type="string">
            <text:p>EF3</text:p>
          </table:table-cell>
          <table:table-cell office:value-type="string" calcext:value-type="string">
            <text:p>0000000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A$2]+4*[.A25])" office:value-type="string" office:string-value="EF7" calcext:value-type="string">
            <text:p>EF7</text:p>
          </table:table-cell>
          <table:table-cell office:value-type="string" calcext:value-type="string">
            <text:p>00001422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A$2]+4*[.A26])" office:value-type="string" office:string-value="EFB" calcext:value-type="string">
            <text:p>EFB</text:p>
          </table:table-cell>
          <table:table-cell office:value-type="string" calcext:value-type="string">
            <text:p>00000000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A$2]+4*[.A27])" office:value-type="string" office:string-value="EFF" calcext:value-type="string">
            <text:p>EFF</text:p>
          </table:table-cell>
          <table:table-cell office:value-type="string" calcext:value-type="string">
            <text:p>08954005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A$2]+4*[.A28])" office:value-type="string" office:string-value="F03" calcext:value-type="string">
            <text:p>F03</text:p>
          </table:table-cell>
          <table:table-cell office:value-type="string" calcext:value-type="string">
            <text:p>00000080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$2]+4*[.A29])" office:value-type="string" office:string-value="F07" calcext:value-type="string">
            <text:p>F07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A$2]+4*[.A30])" office:value-type="string" office:string-value="F0B" calcext:value-type="string">
            <text:p>F0B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A$2]+4*[.A31])" office:value-type="string" office:string-value="F0F" calcext:value-type="string">
            <text:p>F0F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A$2]+4*[.A32])" office:value-type="string" office:string-value="F13" calcext:value-type="string">
            <text:p>F13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A$2]+4*[.A33])" office:value-type="string" office:string-value="F17" calcext:value-type="string">
            <text:p>F17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.A$2]+4*[.A34])" office:value-type="string" office:string-value="F1B" calcext:value-type="string">
            <text:p>F1B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A$2]+4*[.A35])" office:value-type="string" office:string-value="F1F" calcext:value-type="string">
            <text:p>F1F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A$2]+4*[.A36])" office:value-type="string" office:string-value="F23" calcext:value-type="string">
            <text:p>F23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A$2]+4*[.A37])" office:value-type="string" office:string-value="F27" calcext:value-type="string">
            <text:p>F27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A$2]+4*[.A38])" office:value-type="string" office:string-value="F2B" calcext:value-type="string">
            <text:p>F2B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A$2]+4*[.A39])" office:value-type="string" office:string-value="F2F" calcext:value-type="string">
            <text:p>F2F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A$2]+4*[.A40])" office:value-type="string" office:string-value="F33" calcext:value-type="string">
            <text:p>F33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A$2]+4*[.A41])" office:value-type="string" office:string-value="F37" calcext:value-type="string">
            <text:p>F37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A$2]+4*[.A42])" office:value-type="string" office:string-value="F3B" calcext:value-type="string">
            <text:p>F3B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A$2]+4*[.A43])" office:value-type="string" office:string-value="F3F" calcext:value-type="string">
            <text:p>F3F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A$2]+4*[.A44])" office:value-type="string" office:string-value="F43" calcext:value-type="string">
            <text:p>F43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A$2]+4*[.A45])" office:value-type="string" office:string-value="F47" calcext:value-type="string">
            <text:p>F47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A$2]+4*[.A46])" office:value-type="string" office:string-value="F4B" calcext:value-type="string">
            <text:p>F4B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A$2]+4*[.A47])" office:value-type="string" office:string-value="F4F" calcext:value-type="string">
            <text:p>F4F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A$2]+4*[.A48])" office:value-type="string" office:string-value="F53" calcext:value-type="string">
            <text:p>F53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3:23:51.265632093</meta:creation-date>
    <dc:date>2022-10-04T13:33:20.865463289</dc:date>
    <meta:editing-duration>PT9M30S</meta:editing-duration>
    <meta:editing-cycles>1</meta:editing-cycles>
    <meta:generator>LibreOffice/7.3.6.2$Linux_X86_64 LibreOffice_project/30$Build-2</meta:generator>
    <meta:document-statistic meta:table-count="1" meta:cell-count="118" meta:object-count="0"/>
  </office:meta>
</office:document-meta>
</file>